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YourLangID]</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YourLangID]</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YourLangID]</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YourLangID]</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YourLangID]</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YourLangID]</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Compléments utiles pour %PRODUCTNAME, notamment un choix de Galeries, Modèles, Documents exemples et 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La Gallerie %PRODUCTNAME contient plus de 2900 éléments dans diverses catég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Modèl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Créez des documents professionnels en quelques secondes grâce aux modèles fourni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Exemples d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Les exemples de documents sont idéaux pour l'apprentissag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Publicité.</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Elements pour la promotion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 supplémentaires pour %PRODUCTNAME et autres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Importatio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Supporte l'importatio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Mode d'emploi</text:p>
          </table:table-cell>
          <table:table-cell table:number-columns-repeated="3"/>
          <table:table-cell office:value-type="string">
            <text:p>20060706 14:45:13</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fx2</text:p>
          </table:table-cell>
          <table:table-cell office:value-type="string">
            <text:p>source\doc\doctempl.src</text:p>
          </table:table-cell>
          <table:table-cell office:value-type="float" office:value="0">
            <text:p>0</text:p>
          </table:table-cell>
          <table:table-cell office:value-type="string">
            <text:p>itemlist</text:p>
          </table:table-cell>
          <table:table-cell office:value-type="string">
            <text:p>TEMPLATE_LONG_NAMES_ARY</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Labels</text:p>
          </table:table-cell>
          <table:table-cell table:number-columns-repeated="3"/>
          <table:table-cell table:style-name="ce2" office:value-type="date" office:date-value="2002-02-02T02:02:02">
            <text:p>02-02-02 02:02</text:p>
          </table:table-cell>
        </table:table-row>
        <table:table-row table:style-name="ro1">
          <table:table-cell office:value-type="string">
            <text:p>sfx2</text:p>
          </table:table-cell>
          <table:table-cell office:value-type="string">
            <text:p>source\doc\doctempl.src</text:p>
          </table:table-cell>
          <table:table-cell office:value-type="float" office:value="0">
            <text:p>0</text:p>
          </table:table-cell>
          <table:table-cell office:value-type="string">
            <text:p>itemlist</text:p>
          </table:table-cell>
          <table:table-cell office:value-type="string">
            <text:p>TEMPLATE_LONG_NAMES_ARY</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ímkék</text:p>
          </table:table-cell>
          <table:table-cell table:number-columns-repeated="3"/>
          <table:table-cell table:style-name="ce2" office:value-type="date" office:date-value="2002-02-02T02:02:02">
            <text:p>02-02-02 02:0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13">2008.07.13</text:date>, <text:time>10:54:3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6-20T13:26:23</meta:creation-date>
    <dc:creator>AgentK</dc:creator>
    <dc:date>2008-07-13T10:51:44</dc:date>
    <meta:editing-cycles>6</meta:editing-cycles>
    <meta:editing-duration>PT14M7S</meta:editing-duration>
    <meta:user-defined meta:name="Info 1"/>
    <meta:user-defined meta:name="Info 2"/>
    <meta:user-defined meta:name="Info 3"/>
    <meta:user-defined meta:name="Info 4"/>
    <meta:document-statistic meta:table-count="1" meta:cell-count="986"/>
  </office:meta>
</office:document-meta>
</file>